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1"/>
          <table:table-cell office:value-type="string">
            <text:p>Average</text:p>
          </table:table-cell>
          <table:table-cell/>
        </table:table-row>
        <table:table-row table:style-name="ro1">
          <table:table-cell table:style-name="ce1" office:value-type="string">
            <text:p>WiFi</text:p>
          </table:table-cell>
          <table:table-cell office:value-type="float" office:value="6010">
            <text:p>6010</text:p>
          </table:table-cell>
          <table:table-cell office:value-type="float" office:value="6055">
            <text:p>6055</text:p>
          </table:table-cell>
          <table:table-cell office:value-type="float" office:value="7556">
            <text:p>7556</text:p>
          </table:table-cell>
          <table:table-cell office:value-type="float" office:value="7397">
            <text:p>7397</text:p>
          </table:table-cell>
          <table:table-cell office:value-type="float" office:value="4575">
            <text:p>4575</text:p>
          </table:table-cell>
          <table:table-cell office:value-type="float" office:value="6329">
            <text:p>6329</text:p>
          </table:table-cell>
          <table:table-cell office:value-type="float" office:value="13009">
            <text:p>13009</text:p>
          </table:table-cell>
          <table:table-cell office:value-type="float" office:value="10314">
            <text:p>10314</text:p>
          </table:table-cell>
          <table:table-cell table:number-columns-repeated="2" office:value-type="float" office:value="10026">
            <text:p>10026</text:p>
          </table:table-cell>
          <table:table-cell table:formula="of:=AVERAGE([.B2:.K2])/1024" office:value-type="float" office:value="7.93916015625">
            <text:p>7.9391601563</text:p>
          </table:table-cell>
          <table:table-cell office:value-type="string">
            <text:p>Mbps</text:p>
          </table:table-cell>
        </table:table-row>
        <table:table-row table:style-name="ro1">
          <table:table-cell office:value-type="string">
            <text:p>Specify Location</text:p>
          </table:table-cell>
          <table:table-cell office:value-type="float" office:value="1068">
            <text:p>1068</text:p>
          </table:table-cell>
          <table:table-cell office:value-type="float" office:value="796">
            <text:p>796</text:p>
          </table:table-cell>
          <table:table-cell office:value-type="float" office:value="873">
            <text:p>873</text:p>
          </table:table-cell>
          <table:table-cell office:value-type="float" office:value="962">
            <text:p>962</text:p>
          </table:table-cell>
          <table:table-cell office:value-type="float" office:value="860">
            <text:p>860</text:p>
          </table:table-cell>
          <table:table-cell office:value-type="float" office:value="710">
            <text:p>710</text:p>
          </table:table-cell>
          <table:table-cell office:value-type="float" office:value="807">
            <text:p>807</text:p>
          </table:table-cell>
          <table:table-cell office:value-type="float" office:value="794">
            <text:p>794</text:p>
          </table:table-cell>
          <table:table-cell office:value-type="float" office:value="790">
            <text:p>790</text:p>
          </table:table-cell>
          <table:table-cell office:value-type="float" office:value="840">
            <text:p>840</text:p>
          </table:table-cell>
          <table:table-cell table:formula="of:=AVERAGE([.B3:.K3])" office:value-type="float" office:value="850">
            <text:p>85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Post Location</text:p>
          </table:table-cell>
          <table:table-cell office:value-type="float" office:value="1357">
            <text:p>1357</text:p>
          </table:table-cell>
          <table:table-cell office:value-type="float" office:value="1298">
            <text:p>1298</text:p>
          </table:table-cell>
          <table:table-cell office:value-type="float" office:value="1236">
            <text:p>1236</text:p>
          </table:table-cell>
          <table:table-cell office:value-type="float" office:value="1309">
            <text:p>1309</text:p>
          </table:table-cell>
          <table:table-cell office:value-type="float" office:value="4196">
            <text:p>4196</text:p>
          </table:table-cell>
          <table:table-cell office:value-type="float" office:value="1370">
            <text:p>1370</text:p>
          </table:table-cell>
          <table:table-cell office:value-type="float" office:value="1257">
            <text:p>1257</text:p>
          </table:table-cell>
          <table:table-cell office:value-type="float" office:value="1231">
            <text:p>1231</text:p>
          </table:table-cell>
          <table:table-cell office:value-type="float" office:value="1331">
            <text:p>1331</text:p>
          </table:table-cell>
          <table:table-cell office:value-type="float" office:value="1499">
            <text:p>1499</text:p>
          </table:table-cell>
          <table:table-cell table:formula="of:=AVERAGE([.B4:.K4])" office:value-type="float" office:value="1608.4">
            <text:p>1608.4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Forecast</text:p>
          </table:table-cell>
          <table:table-cell office:value-type="float" office:value="1927">
            <text:p>1927</text:p>
          </table:table-cell>
          <table:table-cell office:value-type="float" office:value="1495">
            <text:p>1495</text:p>
          </table:table-cell>
          <table:table-cell office:value-type="float" office:value="1608">
            <text:p>1608</text:p>
          </table:table-cell>
          <table:table-cell office:value-type="float" office:value="1241">
            <text:p>1241</text:p>
          </table:table-cell>
          <table:table-cell office:value-type="float" office:value="1279">
            <text:p>1279</text:p>
          </table:table-cell>
          <table:table-cell office:value-type="float" office:value="1662">
            <text:p>1662</text:p>
          </table:table-cell>
          <table:table-cell office:value-type="float" office:value="1412">
            <text:p>1412</text:p>
          </table:table-cell>
          <table:table-cell office:value-type="float" office:value="1581">
            <text:p>1581</text:p>
          </table:table-cell>
          <table:table-cell office:value-type="float" office:value="1048">
            <text:p>1048</text:p>
          </table:table-cell>
          <table:table-cell office:value-type="float" office:value="1255">
            <text:p>1255</text:p>
          </table:table-cell>
          <table:table-cell table:formula="of:=AVERAGE([.B5:.K5])" office:value-type="float" office:value="1450.8">
            <text:p>1450.8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specify_location.php</text:p>
          </table:table-cell>
          <table:table-cell office:value-type="float" office:value="0.494872">
            <text:p>0.494872</text:p>
          </table:table-cell>
          <table:table-cell office:value-type="float" office:value="0.4693849">
            <text:p>0.4693849</text:p>
          </table:table-cell>
          <table:table-cell office:value-type="float" office:value="0.46104">
            <text:p>0.46104</text:p>
          </table:table-cell>
          <table:table-cell office:value-type="float" office:value="0.46361994">
            <text:p>0.46361994</text:p>
          </table:table-cell>
          <table:table-cell office:value-type="float" office:value="0.469942">
            <text:p>0.469942</text:p>
          </table:table-cell>
          <table:table-cell office:value-type="float" office:value="0.4596297">
            <text:p>0.4596297</text:p>
          </table:table-cell>
          <table:table-cell office:value-type="float" office:value="0.4640579">
            <text:p>0.4640579</text:p>
          </table:table-cell>
          <table:table-cell office:value-type="float" office:value="0.46842384">
            <text:p>0.46842384</text:p>
          </table:table-cell>
          <table:table-cell office:value-type="float" office:value="0.47576">
            <text:p>0.47576</text:p>
          </table:table-cell>
          <table:table-cell office:value-type="float" office:value="0.487679">
            <text:p>0.487679</text:p>
          </table:table-cell>
          <table:table-cell table:formula="of:=AVERAGE([.B6:.K6])*1000" office:value-type="float" office:value="471.440928">
            <text:p>471.440928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post_location.php</text:p>
          </table:table-cell>
          <table:table-cell office:value-type="float" office:value="0.952707">
            <text:p>0.952707</text:p>
          </table:table-cell>
          <table:table-cell office:value-type="float" office:value="0.928703">
            <text:p>0.928703</text:p>
          </table:table-cell>
          <table:table-cell office:value-type="float" office:value="0.971214">
            <text:p>0.971214</text:p>
          </table:table-cell>
          <table:table-cell office:value-type="float" office:value="0.954627">
            <text:p>0.954627</text:p>
          </table:table-cell>
          <table:table-cell office:value-type="float" office:value="0.9372789">
            <text:p>0.9372789</text:p>
          </table:table-cell>
          <table:table-cell office:value-type="float" office:value="0.9571211">
            <text:p>0.9571211</text:p>
          </table:table-cell>
          <table:table-cell office:value-type="float" office:value="0.971543">
            <text:p>0.971543</text:p>
          </table:table-cell>
          <table:table-cell office:value-type="float" office:value="0.9492819">
            <text:p>0.9492819</text:p>
          </table:table-cell>
          <table:table-cell office:value-type="float" office:value="0.955603">
            <text:p>0.955603</text:p>
          </table:table-cell>
          <table:table-cell office:value-type="float" office:value="1.017165">
            <text:p>1.017165</text:p>
          </table:table-cell>
          <table:table-cell table:formula="of:=AVERAGE([.B7:.K7])*1000" office:value-type="float" office:value="959.52439">
            <text:p>959.52439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get_forecast.php</text:p>
          </table:table-cell>
          <table:table-cell office:value-type="float" office:value="0.702654">
            <text:p>0.702654</text:p>
          </table:table-cell>
          <table:table-cell office:value-type="float" office:value="0.68779897">
            <text:p>0.68779897</text:p>
          </table:table-cell>
          <table:table-cell office:value-type="float" office:value="0.6882889">
            <text:p>0.6882889</text:p>
          </table:table-cell>
          <table:table-cell office:value-type="float" office:value="0.6889901">
            <text:p>0.6889901</text:p>
          </table:table-cell>
          <table:table-cell office:value-type="float" office:value="0.68453788">
            <text:p>0.68453788</text:p>
          </table:table-cell>
          <table:table-cell office:value-type="float" office:value="0.741218">
            <text:p>0.741218</text:p>
          </table:table-cell>
          <table:table-cell office:value-type="float" office:value="0.6864898">
            <text:p>0.6864898</text:p>
          </table:table-cell>
          <table:table-cell office:value-type="float" office:value="0.685163">
            <text:p>0.685163</text:p>
          </table:table-cell>
          <table:table-cell office:value-type="float" office:value="0.669998">
            <text:p>0.669998</text:p>
          </table:table-cell>
          <table:table-cell office:value-type="float" office:value="0.663906">
            <text:p>0.663906</text:p>
          </table:table-cell>
          <table:table-cell table:formula="of:=AVERAGE([.B8:.K8])*1000" office:value-type="float" office:value="689.904465">
            <text:p>689.904465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float" office:value="988">
            <text:p>988</text:p>
          </table:table-cell>
          <table:table-cell office:value-type="float" office:value="794">
            <text:p>794</text:p>
          </table:table-cell>
          <table:table-cell office:value-type="float" office:value="760">
            <text:p>760</text:p>
          </table:table-cell>
          <table:table-cell office:value-type="float" office:value="870">
            <text:p>870</text:p>
          </table:table-cell>
          <table:table-cell office:value-type="float" office:value="869">
            <text:p>869</text:p>
          </table:table-cell>
          <table:table-cell office:value-type="float" office:value="698">
            <text:p>698</text:p>
          </table:table-cell>
          <table:table-cell office:value-type="float" office:value="769">
            <text:p>769</text:p>
          </table:table-cell>
          <table:table-cell office:value-type="float" office:value="732">
            <text:p>732</text:p>
          </table:table-cell>
          <table:table-cell office:value-type="float" office:value="783">
            <text:p>783</text:p>
          </table:table-cell>
          <table:table-cell office:value-type="float" office:value="780">
            <text:p>780</text:p>
          </table:table-cell>
          <table:table-cell table:formula="of:=AVERAGE([.B9:.K9])" office:value-type="float" office:value="804.3">
            <text:p>804.3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float" office:value="1207">
            <text:p>1207</text:p>
          </table:table-cell>
          <table:table-cell office:value-type="float" office:value="1451">
            <text:p>1451</text:p>
          </table:table-cell>
          <table:table-cell office:value-type="float" office:value="1377">
            <text:p>1377</text:p>
          </table:table-cell>
          <table:table-cell office:value-type="float" office:value="1472">
            <text:p>1472</text:p>
          </table:table-cell>
          <table:table-cell office:value-type="float" office:value="1377">
            <text:p>1377</text:p>
          </table:table-cell>
          <table:table-cell office:value-type="float" office:value="1255">
            <text:p>1255</text:p>
          </table:table-cell>
          <table:table-cell office:value-type="float" office:value="1398">
            <text:p>1398</text:p>
          </table:table-cell>
          <table:table-cell office:value-type="float" office:value="1527">
            <text:p>1527</text:p>
          </table:table-cell>
          <table:table-cell office:value-type="float" office:value="1341">
            <text:p>1341</text:p>
          </table:table-cell>
          <table:table-cell office:value-type="float" office:value="1425">
            <text:p>1425</text:p>
          </table:table-cell>
          <table:table-cell table:formula="of:=AVERAGE([.B10:.K10])" office:value-type="float" office:value="1383">
            <text:p>1383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float" office:value="1506">
            <text:p>1506</text:p>
          </table:table-cell>
          <table:table-cell office:value-type="float" office:value="1342">
            <text:p>1342</text:p>
          </table:table-cell>
          <table:table-cell office:value-type="float" office:value="1114">
            <text:p>1114</text:p>
          </table:table-cell>
          <table:table-cell office:value-type="float" office:value="1309">
            <text:p>1309</text:p>
          </table:table-cell>
          <table:table-cell office:value-type="float" office:value="1079">
            <text:p>1079</text:p>
          </table:table-cell>
          <table:table-cell office:value-type="float" office:value="1123">
            <text:p>1123</text:p>
          </table:table-cell>
          <table:table-cell office:value-type="float" office:value="1200">
            <text:p>1200</text:p>
          </table:table-cell>
          <table:table-cell office:value-type="float" office:value="1976">
            <text:p>1976</text:p>
          </table:table-cell>
          <table:table-cell office:value-type="float" office:value="1046">
            <text:p>1046</text:p>
          </table:table-cell>
          <table:table-cell office:value-type="float" office:value="1051">
            <text:p>1051</text:p>
          </table:table-cell>
          <table:table-cell table:formula="of:=AVERAGE([.B11:.K11])" office:value-type="float" office:value="1274.6">
            <text:p>1274.6</text:p>
          </table:table-cell>
          <table:table-cell office:value-type="string">
            <text:p>m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4G</text:p>
          </table:table-cell>
          <table:table-cell office:value-type="float" office:value="8531">
            <text:p>8531</text:p>
          </table:table-cell>
          <table:table-cell office:value-type="float" office:value="9978">
            <text:p>9978</text:p>
          </table:table-cell>
          <table:table-cell office:value-type="float" office:value="11071">
            <text:p>11071</text:p>
          </table:table-cell>
          <table:table-cell office:value-type="float" office:value="10943">
            <text:p>10943</text:p>
          </table:table-cell>
          <table:table-cell office:value-type="float" office:value="6968">
            <text:p>6968</text:p>
          </table:table-cell>
          <table:table-cell office:value-type="float" office:value="8692">
            <text:p>8692</text:p>
          </table:table-cell>
          <table:table-cell office:value-type="float" office:value="13209">
            <text:p>13209</text:p>
          </table:table-cell>
          <table:table-cell office:value-type="float" office:value="8323">
            <text:p>8323</text:p>
          </table:table-cell>
          <table:table-cell office:value-type="float" office:value="14146">
            <text:p>14146</text:p>
          </table:table-cell>
          <table:table-cell office:value-type="float" office:value="13780">
            <text:p>13780</text:p>
          </table:table-cell>
          <table:table-cell table:formula="of:=AVERAGE([.B14:.K14])/1024" office:value-type="float" office:value="10.31650390625">
            <text:p>10.3165039063</text:p>
          </table:table-cell>
          <table:table-cell office:value-type="string">
            <text:p>Mbps</text:p>
          </table:table-cell>
        </table:table-row>
        <table:table-row table:style-name="ro1">
          <table:table-cell office:value-type="string">
            <text:p>Specify Location</text:p>
          </table:table-cell>
          <table:table-cell office:value-type="float" office:value="2068">
            <text:p>2068</text:p>
          </table:table-cell>
          <table:table-cell office:value-type="float" office:value="2207">
            <text:p>2207</text:p>
          </table:table-cell>
          <table:table-cell office:value-type="float" office:value="2645">
            <text:p>2645</text:p>
          </table:table-cell>
          <table:table-cell office:value-type="float" office:value="2500">
            <text:p>2500</text:p>
          </table:table-cell>
          <table:table-cell office:value-type="float" office:value="2011">
            <text:p>2011</text:p>
          </table:table-cell>
          <table:table-cell office:value-type="float" office:value="2143">
            <text:p>2143</text:p>
          </table:table-cell>
          <table:table-cell office:value-type="float" office:value="1959">
            <text:p>1959</text:p>
          </table:table-cell>
          <table:table-cell office:value-type="float" office:value="2186">
            <text:p>2186</text:p>
          </table:table-cell>
          <table:table-cell office:value-type="float" office:value="1890">
            <text:p>1890</text:p>
          </table:table-cell>
          <table:table-cell office:value-type="float" office:value="2295">
            <text:p>2295</text:p>
          </table:table-cell>
          <table:table-cell table:formula="of:=AVERAGE([.B15:.K15])" office:value-type="float" office:value="2190.4">
            <text:p>2190.4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Post Location</text:p>
          </table:table-cell>
          <table:table-cell office:value-type="float" office:value="2920">
            <text:p>2920</text:p>
          </table:table-cell>
          <table:table-cell office:value-type="float" office:value="2789">
            <text:p>2789</text:p>
          </table:table-cell>
          <table:table-cell office:value-type="float" office:value="2596">
            <text:p>2596</text:p>
          </table:table-cell>
          <table:table-cell office:value-type="float" office:value="2609">
            <text:p>2609</text:p>
          </table:table-cell>
          <table:table-cell office:value-type="float" office:value="2588">
            <text:p>2588</text:p>
          </table:table-cell>
          <table:table-cell office:value-type="float" office:value="2568">
            <text:p>2568</text:p>
          </table:table-cell>
          <table:table-cell office:value-type="float" office:value="2611">
            <text:p>2611</text:p>
          </table:table-cell>
          <table:table-cell office:value-type="float" office:value="2885">
            <text:p>2885</text:p>
          </table:table-cell>
          <table:table-cell office:value-type="float" office:value="2618">
            <text:p>2618</text:p>
          </table:table-cell>
          <table:table-cell office:value-type="float" office:value="2890">
            <text:p>2890</text:p>
          </table:table-cell>
          <table:table-cell table:formula="of:=AVERAGE([.B16:.K16])" office:value-type="float" office:value="2707.4">
            <text:p>2707.4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Forecast</text:p>
          </table:table-cell>
          <table:table-cell office:value-type="float" office:value="5365">
            <text:p>5365</text:p>
          </table:table-cell>
          <table:table-cell office:value-type="float" office:value="4008">
            <text:p>4008</text:p>
          </table:table-cell>
          <table:table-cell office:value-type="float" office:value="1460">
            <text:p>1460</text:p>
          </table:table-cell>
          <table:table-cell office:value-type="float" office:value="4708">
            <text:p>4708</text:p>
          </table:table-cell>
          <table:table-cell office:value-type="float" office:value="3837">
            <text:p>3837</text:p>
          </table:table-cell>
          <table:table-cell office:value-type="float" office:value="3679">
            <text:p>3679</text:p>
          </table:table-cell>
          <table:table-cell office:value-type="float" office:value="3868">
            <text:p>3868</text:p>
          </table:table-cell>
          <table:table-cell office:value-type="float" office:value="3559">
            <text:p>3559</text:p>
          </table:table-cell>
          <table:table-cell office:value-type="float" office:value="4188">
            <text:p>4188</text:p>
          </table:table-cell>
          <table:table-cell office:value-type="float" office:value="4625">
            <text:p>4625</text:p>
          </table:table-cell>
          <table:table-cell table:formula="of:=AVERAGE([.B17:.K17])" office:value-type="float" office:value="3929.7">
            <text:p>3929.7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specify_location.php</text:p>
          </table:table-cell>
          <table:table-cell office:value-type="float" office:value="0.506335">
            <text:p>0.506335</text:p>
          </table:table-cell>
          <table:table-cell office:value-type="float" office:value="0.48589">
            <text:p>0.48589</text:p>
          </table:table-cell>
          <table:table-cell office:value-type="float" office:value="0.476104">
            <text:p>0.476104</text:p>
          </table:table-cell>
          <table:table-cell office:value-type="float" office:value="0.4685969">
            <text:p>0.4685969</text:p>
          </table:table-cell>
          <table:table-cell office:value-type="float" office:value="0.547555">
            <text:p>0.547555</text:p>
          </table:table-cell>
          <table:table-cell office:value-type="float" office:value="0.45756">
            <text:p>0.45756</text:p>
          </table:table-cell>
          <table:table-cell office:value-type="float" office:value="0.45867">
            <text:p>0.45867</text:p>
          </table:table-cell>
          <table:table-cell office:value-type="float" office:value="0.45751">
            <text:p>0.45751</text:p>
          </table:table-cell>
          <table:table-cell office:value-type="float" office:value="0.470394">
            <text:p>0.470394</text:p>
          </table:table-cell>
          <table:table-cell office:value-type="float" office:value="0.482951">
            <text:p>0.482951</text:p>
          </table:table-cell>
          <table:table-cell table:formula="of:=AVERAGE([.B18:.K18])*1000" office:value-type="float" office:value="481.15659">
            <text:p>481.15659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post_location.php</text:p>
          </table:table-cell>
          <table:table-cell office:value-type="float" office:value="0.946837">
            <text:p>0.946837</text:p>
          </table:table-cell>
          <table:table-cell office:value-type="float" office:value="0.979496">
            <text:p>0.979496</text:p>
          </table:table-cell>
          <table:table-cell office:value-type="float" office:value="1.0158">
            <text:p>1.0158</text:p>
          </table:table-cell>
          <table:table-cell office:value-type="float" office:value="0.95947">
            <text:p>0.95947</text:p>
          </table:table-cell>
          <table:table-cell office:value-type="float" office:value="0.962585">
            <text:p>0.962585</text:p>
          </table:table-cell>
          <table:table-cell office:value-type="float" office:value="0.939004">
            <text:p>0.939004</text:p>
          </table:table-cell>
          <table:table-cell office:value-type="float" office:value="0.950535">
            <text:p>0.950535</text:p>
          </table:table-cell>
          <table:table-cell office:value-type="float" office:value="1.0098509">
            <text:p>1.0098509</text:p>
          </table:table-cell>
          <table:table-cell office:value-type="float" office:value="0.950159">
            <text:p>0.950159</text:p>
          </table:table-cell>
          <table:table-cell office:value-type="float" office:value="0.949784">
            <text:p>0.949784</text:p>
          </table:table-cell>
          <table:table-cell table:formula="of:=AVERAGE([.B19:.K19])*1000" office:value-type="float" office:value="966.35209">
            <text:p>966.35209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get_forecast.php</text:p>
          </table:table-cell>
          <table:table-cell office:value-type="float" office:value="0.670723">
            <text:p>0.670723</text:p>
          </table:table-cell>
          <table:table-cell office:value-type="float" office:value="0.71938">
            <text:p>0.71938</text:p>
          </table:table-cell>
          <table:table-cell office:value-type="float" office:value="0.6773319">
            <text:p>0.6773319</text:p>
          </table:table-cell>
          <table:table-cell office:value-type="float" office:value="0.68218">
            <text:p>0.68218</text:p>
          </table:table-cell>
          <table:table-cell office:value-type="float" office:value="0.736134">
            <text:p>0.736134</text:p>
          </table:table-cell>
          <table:table-cell office:value-type="float" office:value="0.6968748">
            <text:p>0.6968748</text:p>
          </table:table-cell>
          <table:table-cell office:value-type="float" office:value="0.7566359">
            <text:p>0.7566359</text:p>
          </table:table-cell>
          <table:table-cell office:value-type="float" office:value="0.732717">
            <text:p>0.732717</text:p>
          </table:table-cell>
          <table:table-cell office:value-type="float" office:value="0.7695679">
            <text:p>0.7695679</text:p>
          </table:table-cell>
          <table:table-cell office:value-type="float" office:value="0.6585209">
            <text:p>0.6585209</text:p>
          </table:table-cell>
          <table:table-cell table:formula="of:=AVERAGE([.B20:.K20])*1000" office:value-type="float" office:value="710.00654">
            <text:p>710.00654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float" office:value="1167">
            <text:p>1167</text:p>
          </table:table-cell>
          <table:table-cell office:value-type="float" office:value="1741">
            <text:p>1741</text:p>
          </table:table-cell>
          <table:table-cell office:value-type="float" office:value="1813">
            <text:p>1813</text:p>
          </table:table-cell>
          <table:table-cell office:value-type="float" office:value="1754">
            <text:p>1754</text:p>
          </table:table-cell>
          <table:table-cell office:value-type="float" office:value="2052">
            <text:p>2052</text:p>
          </table:table-cell>
          <table:table-cell office:value-type="float" office:value="1707">
            <text:p>1707</text:p>
          </table:table-cell>
          <table:table-cell office:value-type="float" office:value="1968">
            <text:p>1968</text:p>
          </table:table-cell>
          <table:table-cell office:value-type="float" office:value="1728">
            <text:p>1728</text:p>
          </table:table-cell>
          <table:table-cell office:value-type="float" office:value="1817">
            <text:p>1817</text:p>
          </table:table-cell>
          <table:table-cell office:value-type="float" office:value="1854">
            <text:p>1854</text:p>
          </table:table-cell>
          <table:table-cell table:formula="of:=AVERAGE([.B21:.K21])" office:value-type="float" office:value="1760.1">
            <text:p>1760.1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float" office:value="2573">
            <text:p>2573</text:p>
          </table:table-cell>
          <table:table-cell office:value-type="float" office:value="2257">
            <text:p>2257</text:p>
          </table:table-cell>
          <table:table-cell office:value-type="float" office:value="3077">
            <text:p>3077</text:p>
          </table:table-cell>
          <table:table-cell office:value-type="float" office:value="1944">
            <text:p>1944</text:p>
          </table:table-cell>
          <table:table-cell office:value-type="float" office:value="2861">
            <text:p>2861</text:p>
          </table:table-cell>
          <table:table-cell office:value-type="float" office:value="1192">
            <text:p>1192</text:p>
          </table:table-cell>
          <table:table-cell office:value-type="float" office:value="2398">
            <text:p>2398</text:p>
          </table:table-cell>
          <table:table-cell office:value-type="float" office:value="1183">
            <text:p>1183</text:p>
          </table:table-cell>
          <table:table-cell office:value-type="float" office:value="2842">
            <text:p>2842</text:p>
          </table:table-cell>
          <table:table-cell office:value-type="float" office:value="3016">
            <text:p>3016</text:p>
          </table:table-cell>
          <table:table-cell table:formula="of:=AVERAGE([.B22:.K22])" office:value-type="float" office:value="2334.3">
            <text:p>2334.3</text:p>
          </table:table-cell>
          <table:table-cell office:value-type="string">
            <text:p>ms</text:p>
          </table:table-cell>
        </table:table-row>
        <table:table-row table:style-name="ro1">
          <table:table-cell/>
          <table:table-cell office:value-type="float" office:value="4579">
            <text:p>4579</text:p>
          </table:table-cell>
          <table:table-cell office:value-type="float" office:value="4212">
            <text:p>4212</text:p>
          </table:table-cell>
          <table:table-cell office:value-type="float" office:value="1248">
            <text:p>1248</text:p>
          </table:table-cell>
          <table:table-cell office:value-type="float" office:value="1259">
            <text:p>1259</text:p>
          </table:table-cell>
          <table:table-cell office:value-type="float" office:value="5116">
            <text:p>5116</text:p>
          </table:table-cell>
          <table:table-cell office:value-type="float" office:value="4527">
            <text:p>4527</text:p>
          </table:table-cell>
          <table:table-cell office:value-type="float" office:value="1255">
            <text:p>1255</text:p>
          </table:table-cell>
          <table:table-cell office:value-type="float" office:value="1216">
            <text:p>1216</text:p>
          </table:table-cell>
          <table:table-cell office:value-type="float" office:value="1448">
            <text:p>1448</text:p>
          </table:table-cell>
          <table:table-cell office:value-type="float" office:value="1175">
            <text:p>1175</text:p>
          </table:table-cell>
          <table:table-cell table:formula="of:=AVERAGE([.B23:.K23])" office:value-type="float" office:value="2603.5">
            <text:p>2603.5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c1.xlarge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Faster AMI WiFi</text:p>
          </table:table-cell>
          <table:table-cell table:number-columns-repeated="12"/>
        </table:table-row>
        <table:table-row table:style-name="ro1">
          <table:table-cell office:value-type="string">
            <text:p>Specify Location</text:p>
          </table:table-cell>
          <table:table-cell table:number-columns-repeated="12"/>
        </table:table-row>
        <table:table-row table:style-name="ro1">
          <table:table-cell office:value-type="string">
            <text:p>Post Location</text:p>
          </table:table-cell>
          <table:table-cell table:number-columns-repeated="12"/>
        </table:table-row>
        <table:table-row table:style-name="ro1">
          <table:table-cell office:value-type="string">
            <text:p>Forecast</text:p>
          </table:table-cell>
          <table:table-cell table:number-columns-repeated="12"/>
        </table:table-row>
        <table:table-row table:style-name="ro1">
          <table:table-cell office:value-type="string">
            <text:p>specify_location.php</text:p>
          </table:table-cell>
          <table:table-cell office:value-type="float" office:value="0.4729189">
            <text:p>0.4729189</text:p>
          </table:table-cell>
          <table:table-cell office:value-type="float" office:value="0.459033966">
            <text:p>0.459033966</text:p>
          </table:table-cell>
          <table:table-cell office:value-type="float" office:value="0.482496">
            <text:p>0.482496</text:p>
          </table:table-cell>
          <table:table-cell office:value-type="float" office:value="0.472425">
            <text:p>0.472425</text:p>
          </table:table-cell>
          <table:table-cell office:value-type="float" office:value="0.475592">
            <text:p>0.475592</text:p>
          </table:table-cell>
          <table:table-cell office:value-type="float" office:value="0.48037">
            <text:p>0.48037</text:p>
          </table:table-cell>
          <table:table-cell office:value-type="float" office:value="0.454592">
            <text:p>0.454592</text:p>
          </table:table-cell>
          <table:table-cell office:value-type="float" office:value="0.483186">
            <text:p>0.483186</text:p>
          </table:table-cell>
          <table:table-cell office:value-type="float" office:value="0.487488">
            <text:p>0.487488</text:p>
          </table:table-cell>
          <table:table-cell office:value-type="float" office:value="0.454977">
            <text:p>0.454977</text:p>
          </table:table-cell>
          <table:table-cell table:formula="of:=AVERAGE([.B29:.K29])*1000" office:value-type="float" office:value="472.3078866">
            <text:p>472.3078866</text:p>
          </table:table-cell>
          <table:table-cell/>
        </table:table-row>
        <table:table-row table:style-name="ro1">
          <table:table-cell office:value-type="string">
            <text:p>post_location.php</text:p>
          </table:table-cell>
          <table:table-cell office:value-type="float" office:value="0.970153">
            <text:p>0.970153</text:p>
          </table:table-cell>
          <table:table-cell office:value-type="float" office:value="0.9724">
            <text:p>0.9724</text:p>
          </table:table-cell>
          <table:table-cell office:value-type="float" office:value="0.96493">
            <text:p>0.96493</text:p>
          </table:table-cell>
          <table:table-cell office:value-type="float" office:value="0.98457">
            <text:p>0.98457</text:p>
          </table:table-cell>
          <table:table-cell office:value-type="float" office:value="0.976919">
            <text:p>0.976919</text:p>
          </table:table-cell>
          <table:table-cell office:value-type="float" office:value="0.96928">
            <text:p>0.96928</text:p>
          </table:table-cell>
          <table:table-cell office:value-type="float" office:value="0.9849801">
            <text:p>0.9849801</text:p>
          </table:table-cell>
          <table:table-cell office:value-type="float" office:value="0.99388">
            <text:p>0.99388</text:p>
          </table:table-cell>
          <table:table-cell office:value-type="float" office:value="0.956866">
            <text:p>0.956866</text:p>
          </table:table-cell>
          <table:table-cell office:value-type="float" office:value="0.93931">
            <text:p>0.93931</text:p>
          </table:table-cell>
          <table:table-cell table:formula="of:=AVERAGE([.B30:.K30])*1000" office:value-type="float" office:value="971.32881">
            <text:p>971.32881</text:p>
          </table:table-cell>
          <table:table-cell/>
        </table:table-row>
        <table:table-row table:style-name="ro1">
          <table:table-cell office:value-type="string">
            <text:p>get_forecast.php</text:p>
          </table:table-cell>
          <table:table-cell office:value-type="float" office:value="0.72551">
            <text:p>0.72551</text:p>
          </table:table-cell>
          <table:table-cell office:value-type="float" office:value="0.70139789">
            <text:p>0.70139789</text:p>
          </table:table-cell>
          <table:table-cell office:value-type="float" office:value="0.68765997">
            <text:p>0.68765997</text:p>
          </table:table-cell>
          <table:table-cell office:value-type="float" office:value="0.693684">
            <text:p>0.693684</text:p>
          </table:table-cell>
          <table:table-cell office:value-type="float" office:value="0.742917">
            <text:p>0.742917</text:p>
          </table:table-cell>
          <table:table-cell office:value-type="float" office:value="0.699788">
            <text:p>0.699788</text:p>
          </table:table-cell>
          <table:table-cell office:value-type="float" office:value="0.6906228">
            <text:p>0.6906228</text:p>
          </table:table-cell>
          <table:table-cell office:value-type="float" office:value="0.701832">
            <text:p>0.701832</text:p>
          </table:table-cell>
          <table:table-cell office:value-type="float" office:value="0.70967">
            <text:p>0.70967</text:p>
          </table:table-cell>
          <table:table-cell office:value-type="float" office:value="0.693675">
            <text:p>0.693675</text:p>
          </table:table-cell>
          <table:table-cell table:formula="of:=AVERAGE([.B31:.K31])*1000" office:value-type="float" office:value="704.675666">
            <text:p>704.67566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Faster AMI 4G</text:p>
          </table:table-cell>
          <table:table-cell table:number-columns-repeated="12"/>
        </table:table-row>
        <table:table-row table:style-name="ro1">
          <table:table-cell office:value-type="string">
            <text:p>Specify Location</text:p>
          </table:table-cell>
          <table:table-cell table:number-columns-repeated="12"/>
        </table:table-row>
        <table:table-row table:style-name="ro1">
          <table:table-cell office:value-type="string">
            <text:p>Post Location</text:p>
          </table:table-cell>
          <table:table-cell table:number-columns-repeated="12"/>
        </table:table-row>
        <table:table-row table:style-name="ro1">
          <table:table-cell office:value-type="string">
            <text:p>Forecast</text:p>
          </table:table-cell>
          <table:table-cell table:number-columns-repeated="12"/>
        </table:table-row>
        <table:table-row table:style-name="ro1">
          <table:table-cell office:value-type="string">
            <text:p>specify_location.php</text:p>
          </table:table-cell>
          <table:table-cell office:value-type="float" office:value="0.50564">
            <text:p>0.50564</text:p>
          </table:table-cell>
          <table:table-cell office:value-type="float" office:value="0.519944">
            <text:p>0.519944</text:p>
          </table:table-cell>
          <table:table-cell office:value-type="float" office:value="0.47493">
            <text:p>0.47493</text:p>
          </table:table-cell>
          <table:table-cell office:value-type="float" office:value="0.47129">
            <text:p>0.47129</text:p>
          </table:table-cell>
          <table:table-cell office:value-type="float" office:value="0.48078">
            <text:p>0.48078</text:p>
          </table:table-cell>
          <table:table-cell office:value-type="float" office:value="0.4598779">
            <text:p>0.4598779</text:p>
          </table:table-cell>
          <table:table-cell office:value-type="float" office:value="0.476845">
            <text:p>0.476845</text:p>
          </table:table-cell>
          <table:table-cell office:value-type="float" office:value="0.456707">
            <text:p>0.456707</text:p>
          </table:table-cell>
          <table:table-cell office:value-type="float" office:value="0.474117">
            <text:p>0.474117</text:p>
          </table:table-cell>
          <table:table-cell office:value-type="float" office:value="0.48037">
            <text:p>0.48037</text:p>
          </table:table-cell>
          <table:table-cell table:formula="of:=AVERAGE([.B37:.K37])*1000" office:value-type="float" office:value="480.05009">
            <text:p>480.05009</text:p>
          </table:table-cell>
          <table:table-cell/>
        </table:table-row>
        <table:table-row table:style-name="ro1">
          <table:table-cell office:value-type="string">
            <text:p>post_location.php</text:p>
          </table:table-cell>
          <table:table-cell office:value-type="float" office:value="0.973066">
            <text:p>0.973066</text:p>
          </table:table-cell>
          <table:table-cell office:value-type="float" office:value="0.958938">
            <text:p>0.958938</text:p>
          </table:table-cell>
          <table:table-cell office:value-type="float" office:value="0.960144">
            <text:p>0.960144</text:p>
          </table:table-cell>
          <table:table-cell office:value-type="float" office:value="1.0675">
            <text:p>1.0675</text:p>
          </table:table-cell>
          <table:table-cell office:value-type="float" office:value="0.9897849">
            <text:p>0.9897849</text:p>
          </table:table-cell>
          <table:table-cell office:value-type="float" office:value="0.948179">
            <text:p>0.948179</text:p>
          </table:table-cell>
          <table:table-cell office:value-type="float" office:value="0.94921088">
            <text:p>0.94921088</text:p>
          </table:table-cell>
          <table:table-cell office:value-type="float" office:value="0.9257149">
            <text:p>0.9257149</text:p>
          </table:table-cell>
          <table:table-cell office:value-type="float" office:value="0.96157">
            <text:p>0.96157</text:p>
          </table:table-cell>
          <table:table-cell office:value-type="float" office:value="0.968109846">
            <text:p>0.968109846</text:p>
          </table:table-cell>
          <table:table-cell table:formula="of:=AVERAGE([.B38:.K38])*1000" office:value-type="float" office:value="970.2217526">
            <text:p>970.2217526</text:p>
          </table:table-cell>
          <table:table-cell/>
        </table:table-row>
        <table:table-row table:style-name="ro1">
          <table:table-cell office:value-type="string">
            <text:p>get_forecast.php</text:p>
          </table:table-cell>
          <table:table-cell office:value-type="float" office:value="0.6973409">
            <text:p>0.6973409</text:p>
          </table:table-cell>
          <table:table-cell office:value-type="float" office:value="0.6831009">
            <text:p>0.6831009</text:p>
          </table:table-cell>
          <table:table-cell office:value-type="float" office:value="0.70586204">
            <text:p>0.70586204</text:p>
          </table:table-cell>
          <table:table-cell office:value-type="float" office:value="0.728662967">
            <text:p>0.728662967</text:p>
          </table:table-cell>
          <table:table-cell office:value-type="float" office:value="0.7303779">
            <text:p>0.7303779</text:p>
          </table:table-cell>
          <table:table-cell office:value-type="float" office:value="0.74015">
            <text:p>0.74015</text:p>
          </table:table-cell>
          <table:table-cell office:value-type="float" office:value="0.699744">
            <text:p>0.699744</text:p>
          </table:table-cell>
          <table:table-cell office:value-type="float" office:value="0.703035">
            <text:p>0.703035</text:p>
          </table:table-cell>
          <table:table-cell office:value-type="float" office:value="0.73104">
            <text:p>0.73104</text:p>
          </table:table-cell>
          <table:table-cell office:value-type="float" office:value="0.692196">
            <text:p>0.692196</text:p>
          </table:table-cell>
          <table:table-cell table:formula="of:=AVERAGE([.B39:.K39])*1000" office:value-type="float" office:value="711.1509707">
            <text:p>711.1509707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Speedtest.net app by Ookl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erver Latency</text:p>
          </table:table-cell>
          <table:table-cell office:value-type="string">
            <text:p>Network/UI Latency</text:p>
          </table:table-cell>
          <table:table-cell office:value-type="string">
            <text:p>Total Latency</text:p>
          </table:table-cell>
          <table:table-cell table:number-columns-repeated="2"/>
          <table:table-cell/>
          <table:table-cell office:value-type="string">
            <text:p>t1.micro</text:p>
          </table:table-cell>
          <table:table-cell office:value-type="string">
            <text:p>c1.xlarge</text:p>
          </table:table-cell>
          <table:table-cell table:number-columns-repeated="3"/>
        </table:table-row>
        <table:table-row table:style-name="ro1">
          <table:table-cell office:value-type="string">
            <text:p>WiFi (7.94 Mbps)</text:p>
          </table:table-cell>
          <table:table-cell office:value-type="string">
            <text:p>Choose Location</text:p>
          </table:table-cell>
          <table:table-cell table:formula="of:=[.L6]" office:value-type="float" office:value="471.440928">
            <text:p>471.440928</text:p>
          </table:table-cell>
          <table:table-cell table:formula="of:=[.E46]-[.C46]" office:value-type="float" office:value="332.859072">
            <text:p>332.859072</text:p>
          </table:table-cell>
          <table:table-cell table:formula="of:=[.L9]" office:value-type="float" office:value="804.3">
            <text:p>804.3</text:p>
          </table:table-cell>
          <table:table-cell/>
          <table:table-cell office:value-type="string">
            <text:p>micro</text:p>
          </table:table-cell>
          <table:table-cell office:value-type="string">
            <text:p>Choose Location</text:p>
          </table:table-cell>
          <table:table-cell table:formula="of:=AVERAGE([.L18];[.L6])" office:value-type="float" office:value="476.298759">
            <text:p>476.298759</text:p>
          </table:table-cell>
          <table:table-cell table:formula="of:=AVERAGE([.L29];[.L37])" office:value-type="float" office:value="476.1789883">
            <text:p>476.1789883</text:p>
          </table:table-cell>
          <table:table-cell table:number-columns-repeated="3"/>
        </table:table-row>
        <table:table-row table:style-name="ro1">
          <table:table-cell office:value-type="string">
            <text:p>4G (10.31 Mbps)</text:p>
          </table:table-cell>
          <table:table-cell office:value-type="string">
            <text:p>Post Location</text:p>
          </table:table-cell>
          <table:table-cell table:formula="of:=[.L7]" office:value-type="float" office:value="959.52439">
            <text:p>959.52439</text:p>
          </table:table-cell>
          <table:table-cell table:formula="of:=[.E47]-[.C47]" office:value-type="float" office:value="423.47561">
            <text:p>423.47561</text:p>
          </table:table-cell>
          <table:table-cell table:formula="of:=[.L10]" office:value-type="float" office:value="1383">
            <text:p>1383</text:p>
          </table:table-cell>
          <table:table-cell/>
          <table:table-cell office:value-type="string">
            <text:p>xlarge</text:p>
          </table:table-cell>
          <table:table-cell office:value-type="string">
            <text:p>Post Location</text:p>
          </table:table-cell>
          <table:table-cell table:formula="of:=AVERAGE([.L19];[.L7])" office:value-type="float" office:value="962.93824">
            <text:p>962.93824</text:p>
          </table:table-cell>
          <table:table-cell table:formula="of:=AVERAGE([.L30];[.L38])" office:value-type="float" office:value="970.7752813">
            <text:p>970.77528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t Forecast</text:p>
          </table:table-cell>
          <table:table-cell table:formula="of:=[.L8]" office:value-type="float" office:value="689.904465">
            <text:p>689.904465</text:p>
          </table:table-cell>
          <table:table-cell table:formula="of:=[.E48]-[.C48]" office:value-type="float" office:value="584.695535">
            <text:p>584.695535</text:p>
          </table:table-cell>
          <table:table-cell table:formula="of:=[.L11]" office:value-type="float" office:value="1274.6">
            <text:p>1274.6</text:p>
          </table:table-cell>
          <table:table-cell table:number-columns-repeated="2"/>
          <table:table-cell office:value-type="string">
            <text:p>Get Forecast</text:p>
          </table:table-cell>
          <table:table-cell table:formula="of:=AVERAGE([.L20];[.L8])" office:value-type="float" office:value="699.9555025">
            <text:p>699.9555025</text:p>
          </table:table-cell>
          <table:table-cell table:formula="of:=AVERAGE([.L31];[.L39])" office:value-type="float" office:value="707.91331835">
            <text:p>707.9133183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Choose Location</text:p>
          </table:table-cell>
          <table:table-cell table:formula="of:=[.L18]" office:value-type="float" office:value="481.15659">
            <text:p>481.15659</text:p>
          </table:table-cell>
          <table:table-cell table:formula="of:=[.E50]-[.C50]" office:value-type="float" office:value="1278.94341">
            <text:p>1278.94341</text:p>
          </table:table-cell>
          <table:table-cell table:formula="of:=[.L21]" office:value-type="float" office:value="1760.1">
            <text:p>1760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ost Location</text:p>
          </table:table-cell>
          <table:table-cell table:formula="of:=[.L19]" office:value-type="float" office:value="966.35209">
            <text:p>966.35209</text:p>
          </table:table-cell>
          <table:table-cell table:formula="of:=[.E51]-[.C51]" office:value-type="float" office:value="1367.94791">
            <text:p>1367.94791</text:p>
          </table:table-cell>
          <table:table-cell table:formula="of:=[.L22]" office:value-type="float" office:value="2334.3">
            <text:p>2334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et Forecast</text:p>
          </table:table-cell>
          <table:table-cell table:formula="of:=[.L20]" office:value-type="float" office:value="710.00654">
            <text:p>710.00654</text:p>
          </table:table-cell>
          <table:table-cell table:formula="of:=[.E52]-[.C52]" office:value-type="float" office:value="1893.49346">
            <text:p>1893.49346</text:p>
          </table:table-cell>
          <table:table-cell table:formula="of:=[.L23]" office:value-type="float" office:value="2603.5">
            <text:p>2603.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>
            <draw:frame table:end-cell-address="Sheet1.J80" table:end-x="0.7374in" table:end-y="0.0378in" draw:z-index="0" draw:style-name="gr1" svg:width="6in" svg:height="4.5402in" svg:x="0.0713in" svg:y="0.1024in">
              <draw:object draw:notify-on-update-of-ranges="Sheet1.B46:Sheet1.B52 Sheet1.C45:Sheet1.C45 Sheet1.C46:Sheet1.C52 Sheet1.D45:Sheet1.D45 Sheet1.D46:Sheet1.D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P79" table:end-x="0.8795in" table:end-y="0.0283in" draw:z-index="1" draw:style-name="gr1" svg:width="5in" svg:height="4.3299in" svg:x="0.3244in" svg:y="0.126in">
              <draw:object draw:notify-on-update-of-ranges="Sheet1.H45:Sheet1.H45 Sheet1.H46:Sheet1.H48 Sheet1.I45:Sheet1.I45 Sheet1.I46:Sheet1.I48 Sheet1.J45:Sheet1.J45 Sheet1.J46:Sheet1.J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4/29/2012</text:date>, <text:time>03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ieu </meta:initial-creator>
    <meta:creation-date>2012-04-23T17:27:47</meta:creation-date>
    <dc:date>2012-04-29T03:12:43</dc:date>
    <dc:creator>hieu </dc:creator>
    <meta:editing-duration>PT14H39M6S</meta:editing-duration>
    <meta:editing-cycles>17</meta:editing-cycles>
    <meta:generator>LibreOffice/3.3$Linux LibreOffice_project/330m19$Build-401</meta:generator>
    <meta:document-statistic meta:table-count="3" meta:cell-count="3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text-properties fo:font-size="11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style="italic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0pt" fo:font-style="italic" style:font-size-asian="9pt" style:font-size-complex="9pt"/>
    </style:style>
    <style:style style:name="ch11" style:family="chart" style:data-style-name="N117">
      <style:chart-properties chart:link-data-style-to-source="false" chart:data-label-number="value" chart:data-label-text="false" chart:data-label-symbol="false"/>
      <style:graphic-properties draw:stroke="none" draw:fill-color="#94bd5e" dr3d:edge-rounding="5%"/>
      <style:text-properties fo:font-size="10pt" fo:font-weight="bold" style:font-size-asian="10pt" style:font-size-complex="10pt"/>
    </style:style>
    <style:style style:name="ch12" style:family="chart" style:data-style-name="N117">
      <style:chart-properties chart:link-data-style-to-source="false" chart:data-label-number="value" chart:data-label-text="false" chart:data-label-symbol="false"/>
      <style:graphic-properties draw:stroke="none" draw:fill-color="#996633" dr3d:edge-rounding="5%"/>
      <style:text-properties fo:font-size="10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1.533cm" xlink:href=".." xlink:type="simple" chart:class="chart:bar" chart:style-name="ch1">
        <chart:title svg:x="3.675cm" svg:y="0.365cm" chart:style-name="ch2">
          <text:p>Application Request Latencies</text:p>
        </chart:title>
        <chart:subtitle svg:x="4.643cm" svg:y="1.301cm" chart:style-name="ch3">
          <text:p>(using a micro EC2 instance)</text:p>
        </chart:subtitle>
        <chart:legend chart:legend-position="top" svg:x="4.089cm" svg:y="2.407cm" chart:style-name="ch4"/>
        <chart:plot-area chart:style-name="ch5" table:cell-range-address="Sheet1.B45:Sheet1.D52" chart:data-source-has-labels="both" svg:x="1.55cm" svg:y="3.293cm" svg:width="13.081cm" svg:height="6.681cm">
          <chartooo:coordinate-region svg:x="2.542cm" svg:y="3.492cm" svg:width="12.089cm" svg:height="5.438cm"/>
          <chart:axis chart:dimension="x" chart:name="primary-x" chart:style-name="ch6">
            <chart:title svg:x="7.285cm" svg:y="10.205cm" chart:style-name="ch7">
              <text:p>Operation</text:p>
            </chart:title>
            <chart:categories table:cell-range-address="Sheet1.B46:Sheet1.B52"/>
            <chart:grid chart:style-name="ch8" chart:class="major"/>
          </chart:axis>
          <chart:axis chart:dimension="y" chart:name="primary-y" chart:style-name="ch9">
            <chart:title svg:x="0.637cm" svg:y="7.703cm" chart:style-name="ch10">
              <text:p>Latency (ms)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1.C46:Sheet1.C52" chart:label-cell-address="Sheet1.C45:Sheet1.C45" chart:class="chart:bar">
            <chart:data-point chart:repeated="7"/>
          </chart:series>
          <chart:series chart:style-name="ch12" chart:values-cell-range-address="Sheet1.D46:Sheet1.D52" chart:label-cell-address="Sheet1.D45:Sheet1.D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Latency</text:p>
                <draw:g>
                  <svg:desc>Sheet1.C45:Sheet1.C45</svg:desc>
                </draw:g>
              </table:table-cell>
              <table:table-cell office:value-type="string">
                <text:p>Network/UI Latency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ose Location</text:p>
                <draw:g>
                  <svg:desc>Sheet1.B46:Sheet1.B52</svg:desc>
                </draw:g>
              </table:table-cell>
              <table:table-cell office:value-type="float" office:value="471.440928">
                <text:p>471.440928</text:p>
                <draw:g>
                  <svg:desc>Sheet1.C46:Sheet1.C52</svg:desc>
                </draw:g>
              </table:table-cell>
              <table:table-cell office:value-type="float" office:value="332.859072">
                <text:p>332.859072</text:p>
                <draw:g>
                  <svg:desc>Sheet1.D46:Sheet1.D52</svg:desc>
                </draw:g>
              </table:table-cell>
            </table:table-row>
            <table:table-row>
              <table:table-cell office:value-type="string">
                <text:p>Post Location</text:p>
              </table:table-cell>
              <table:table-cell office:value-type="float" office:value="959.52439">
                <text:p>959.52439</text:p>
              </table:table-cell>
              <table:table-cell office:value-type="float" office:value="423.47561">
                <text:p>423.47561</text:p>
              </table:table-cell>
            </table:table-row>
            <table:table-row>
              <table:table-cell office:value-type="string">
                <text:p>Get Forecast</text:p>
              </table:table-cell>
              <table:table-cell office:value-type="float" office:value="689.904465">
                <text:p>689.904465</text:p>
              </table:table-cell>
              <table:table-cell office:value-type="float" office:value="584.695535">
                <text:p>584.695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ose Location</text:p>
              </table:table-cell>
              <table:table-cell office:value-type="float" office:value="481.15659">
                <text:p>481.15659</text:p>
              </table:table-cell>
              <table:table-cell office:value-type="float" office:value="1278.94341">
                <text:p>1278.94341</text:p>
              </table:table-cell>
            </table:table-row>
            <table:table-row>
              <table:table-cell office:value-type="string">
                <text:p>Post Location</text:p>
              </table:table-cell>
              <table:table-cell office:value-type="float" office:value="966.35209">
                <text:p>966.35209</text:p>
              </table:table-cell>
              <table:table-cell office:value-type="float" office:value="1367.94791">
                <text:p>1367.94791</text:p>
              </table:table-cell>
            </table:table-row>
            <table:table-row>
              <table:table-cell office:value-type="string">
                <text:p>Get Forecast</text:p>
              </table:table-cell>
              <table:table-cell office:value-type="float" office:value="710.00654">
                <text:p>710.00654</text:p>
              </table:table-cell>
              <table:table-cell office:value-type="float" office:value="1893.49346">
                <text:p>1893.49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style="italic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style="italic" style:font-size-asian="9pt" style:font-size-complex="9pt"/>
    </style:style>
    <style:style style:name="ch10" style:family="chart" style:data-style-name="N117">
      <style:chart-properties chart:link-data-style-to-source="false" chart:data-label-number="value" chart:data-label-text="false" chart:data-label-symbol="false" style:rotation-angle="45"/>
      <style:graphic-properties draw:stroke="none" draw:fill-color="#666666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link-data-style-to-source="false" chart:data-label-number="value" chart:data-label-text="false" chart:data-label-symbol="false" style:rotation-angle="45"/>
      <style:graphic-properties draw:stroke="none" draw:fill-color="#0099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01cm" svg:height="10.999cm" xlink:href=".." xlink:type="simple" chart:class="chart:bar" chart:style-name="ch1">
        <chart:title svg:x="1.082cm" svg:y="0.354cm" chart:style-name="ch2">
          <text:p>Request Latency and AWS Instance Type</text:p>
        </chart:title>
        <chart:legend chart:legend-position="top" svg:x="4.463cm" svg:y="1.658cm" chart:style-name="ch3"/>
        <chart:plot-area chart:style-name="ch4" table:cell-range-address="Sheet1.H45:Sheet1.J48" chart:data-source-has-labels="both" svg:x="1.265cm" svg:y="2.687cm" svg:width="10.928cm" svg:height="7.112cm">
          <chartooo:coordinate-region svg:x="2.257cm" svg:y="2.887cm" svg:width="9.936cm" svg:height="6.265cm"/>
          <chart:axis chart:dimension="x" chart:name="primary-x" chart:style-name="ch5">
            <chart:title svg:x="5.957cm" svg:y="10.018cm" chart:style-name="ch6">
              <text:p>Operation</text:p>
            </chart:title>
            <chart:categories table:cell-range-address="Sheet1.H46:Sheet1.H48"/>
            <chart:grid chart:style-name="ch7" chart:class="major"/>
          </chart:axis>
          <chart:axis chart:dimension="y" chart:name="primary-y" chart:style-name="ch8">
            <chart:title svg:x="0.451cm" svg:y="7.769cm" chart:style-name="ch9">
              <text:p>Execution Time (ms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I46:Sheet1.I48" chart:label-cell-address="Sheet1.I45:Sheet1.I45" chart:class="chart:bar">
            <chart:data-point chart:repeated="3"/>
          </chart:series>
          <chart:series chart:style-name="ch11" chart:values-cell-range-address="Sheet1.J46:Sheet1.J48" chart:label-cell-address="Sheet1.J45:Sheet1.J4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.micro</text:p>
                <draw:g>
                  <svg:desc>Sheet1.I45:Sheet1.I45</svg:desc>
                </draw:g>
              </table:table-cell>
              <table:table-cell office:value-type="string">
                <text:p>c1.xlarge</text:p>
                <draw:g>
                  <svg:desc>Sheet1.J45:Sheet1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ose Location</text:p>
                <draw:g>
                  <svg:desc>Sheet1.H46:Sheet1.H48</svg:desc>
                </draw:g>
              </table:table-cell>
              <table:table-cell office:value-type="float" office:value="476.298759">
                <text:p>476.298759</text:p>
                <draw:g>
                  <svg:desc>Sheet1.I46:Sheet1.I48</svg:desc>
                </draw:g>
              </table:table-cell>
              <table:table-cell office:value-type="float" office:value="476.1789883">
                <text:p>476.1789883</text:p>
                <draw:g>
                  <svg:desc>Sheet1.J46:Sheet1.J48</svg:desc>
                </draw:g>
              </table:table-cell>
            </table:table-row>
            <table:table-row>
              <table:table-cell office:value-type="string">
                <text:p>Post Location</text:p>
              </table:table-cell>
              <table:table-cell office:value-type="float" office:value="962.93824">
                <text:p>962.93824</text:p>
              </table:table-cell>
              <table:table-cell office:value-type="float" office:value="970.7752813">
                <text:p>970.7752813</text:p>
              </table:table-cell>
            </table:table-row>
            <table:table-row>
              <table:table-cell office:value-type="string">
                <text:p>Get Forecast</text:p>
              </table:table-cell>
              <table:table-cell office:value-type="float" office:value="699.9555025">
                <text:p>699.9555025</text:p>
              </table:table-cell>
              <table:table-cell office:value-type="float" office:value="707.91331835">
                <text:p>707.91331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